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B8000000F00ABB3D3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marker-end="Arrow" draw:fill="solid" draw:fill-color="#eeeeee" draw:textarea-vertical-align="middle"/>
    </style:style>
    <style:style style:name="gr2" style:family="graphic" style:parent-style-name="standard">
      <style:graphic-properties draw:stroke="solid" draw:marker-end="Arrow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marker-end="Arrow" draw:fill="none" draw:fill-color="#ffffff" fo:min-height="0.975cm"/>
    </style:style>
    <style:style style:name="gr5" style:family="graphic" style:parent-style-name="standard">
      <style:graphic-properties draw:stroke="solid" draw:marker-end="Arrow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Arial Black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2cm" svg:height="36.5cm" svg:x="22.6cm" svg:y="10.1cm">
          <text:p text:style-name="P1">`</text:p>
        </draw:rect>
        <draw:ellipse draw:style-name="gr2" draw:text-style-name="P2" xml:id="id2" draw:id="id2" draw:layer="layout" svg:width="7.1cm" svg:height="3.1cm" svg:x="27.1cm" svg:y="21.5cm">
          <text:p text:style-name="P2"><text:span text:style-name="T1">Purchase</text:span></text:p>
        </draw:ellipse>
        <draw:g xml:id="id1" draw:id="id1">
          <draw:frame draw:style-name="gr3" draw:text-style-name="P1" draw:layer="layout" svg:width="3.663cm" svg:height="4.993cm" svg:x="15.734cm" svg:y="20.3cm">
            <draw:image xlink:href="Pictures/10000000000000B8000000F00ABB3D3C.gif" xlink:type="simple" xlink:show="embed" xlink:actuate="onLoad">
              <text:p/>
            </draw:image>
          </draw:frame>
          <draw:frame draw:style-name="gr4" draw:layer="layout" svg:width="3.8cm" svg:height="1.225cm" svg:x="15.7cm" svg:y="25.575cm">
            <draw:text-box>
              <text:p>Costumer</text:p>
            </draw:text-box>
          </draw:frame>
        </draw:g>
        <draw:g xml:id="id4" draw:id="id4">
          <draw:rect draw:style-name="gr2" draw:text-style-name="P1" draw:layer="layout" svg:width="8.4cm" svg:height="10.7cm" svg:x="40.2cm" svg:y="15.7cm">
            <text:p/>
          </draw:rect>
          <draw:rect draw:style-name="gr2" draw:text-style-name="P1" draw:layer="layout" svg:width="5.8cm" svg:height="1.8cm" svg:x="41.8cm" svg:y="23.7cm">
            <text:p text:style-name="P1">TV Stands</text:p>
          </draw:rect>
          <draw:rect draw:style-name="gr2" draw:text-style-name="P1" draw:layer="layout" svg:width="5.8cm" svg:height="1.8cm" svg:x="41.9cm" svg:y="21.3cm">
            <text:p text:style-name="P1">DVD Recorder</text:p>
          </draw:rect>
          <draw:rect draw:style-name="gr2" draw:text-style-name="P1" draw:layer="layout" svg:width="5.8cm" svg:height="1.8cm" svg:x="41.819cm" svg:y="19cm">
            <text:p text:style-name="P1">Plasma TV</text:p>
          </draw:rect>
          <draw:rect draw:style-name="gr2" draw:text-style-name="P1" draw:layer="layout" svg:width="5.8cm" svg:height="1.8cm" svg:x="41.8cm" svg:y="16.6cm">
            <text:p text:style-name="P1">TV</text:p>
          </draw:rect>
        </draw:g>
        <draw:ellipse draw:style-name="gr2" draw:text-style-name="P4" xml:id="id3" draw:id="id3" draw:layer="layout" svg:width="7.1cm" svg:height="3.1cm" svg:x="27.9cm" svg:y="29cm">
          <text:p text:style-name="P3"><text:span text:style-name="T2">Website</text:span></text:p>
        </draw:ellipse>
        <draw:connector draw:style-name="gr5" draw:text-style-name="P1" draw:layer="layout" draw:line-skew="1.75cm" svg:x1="19.5cm" svg:y1="23.55cm" svg:x2="27.1cm" svg:y2="23.05cm" draw:start-shape="id1" draw:end-shape="id2" svg:d="M19500 23550h5550v-500h2050">
          <text:p/>
        </draw:connector>
        <draw:connector draw:style-name="gr5" draw:text-style-name="P1" draw:layer="layout" draw:line-skew="1.5cm" svg:x1="19.5cm" svg:y1="23.55cm" svg:x2="27.9cm" svg:y2="30.55cm" draw:start-shape="id1" draw:end-shape="id3" svg:d="M19500 23550h5700v7000h2700">
          <text:p/>
        </draw:connector>
        <draw:connector draw:style-name="gr6" draw:text-style-name="P1" draw:layer="layout" svg:x1="31.45cm" svg:y1="29cm" svg:x2="30.65cm" svg:y2="24.6cm" draw:start-shape="id3" draw:end-shape="id2" svg:d="M31450 29000v-2200h-800v-2200">
          <text:p/>
        </draw:connector>
        <draw:connector draw:style-name="gr7" draw:text-style-name="P1" draw:layer="layout" svg:x1="34.2cm" svg:y1="23.05cm" svg:x2="40.2cm" svg:y2="21.05cm" draw:start-shape="id2" draw:start-glue-point="1" draw:end-shape="id4" svg:d="M34200 23050h3000v-2000h3000">
          <text:p/>
        </draw:connector>
        <draw:rect draw:style-name="gr2" draw:text-style-name="P3" xml:id="id6" draw:id="id6" draw:layer="layout" svg:width="6.2cm" svg:height="2.3cm" svg:x="64.6cm" svg:y="16.6cm">
          <text:p text:style-name="P3"><text:span text:style-name="T2">Available Stock</text:span></text:p>
        </draw:rect>
        <draw:rect draw:style-name="gr2" draw:text-style-name="P3" xml:id="id5" draw:id="id5" draw:layer="layout" svg:width="6.9cm" svg:height="4.9cm" svg:x="52.9cm" svg:y="18.7cm">
          <text:p text:style-name="P3"><text:span text:style-name="T2">Database</text:span></text:p>
        </draw:rect>
        <draw:connector draw:style-name="gr7" draw:text-style-name="P1" draw:layer="layout" svg:x1="48.6cm" svg:y1="21.05cm" svg:x2="52.9cm" svg:y2="21.15cm" draw:start-shape="id4" draw:start-glue-point="1" draw:end-shape="id5" draw:end-glue-point="3" svg:d="M48600 21050h2150v100h2150">
          <text:p/>
        </draw:connector>
        <draw:connector draw:style-name="gr7" draw:text-style-name="P1" draw:layer="layout" svg:x1="59.8cm" svg:y1="21.15cm" svg:x2="64.6cm" svg:y2="17.75cm" draw:start-shape="id5" draw:start-glue-point="1" draw:end-shape="id6" svg:d="M59800 21150h2400v-3400h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.4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3T14:04:32.29</meta:creation-date>
    <dc:date>2017-03-13T14:51:01.31</dc:date>
    <meta:editing-duration>PT13M51S</meta:editing-duration>
    <meta:editing-cycles>3</meta:editing-cycles>
    <meta:generator>OpenOffice/4.1.2$Win32 OpenOffice.org_project/412m3$Build-9782</meta:generator>
    <meta:document-statistic meta:object-count="20"/>
  </office:meta>
</office:document-meta>
</file>